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draw:fill-color="#9999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0.823cm"/>
    </style:style>
    <style:style style:name="gr15" style:family="graphic" style:parent-style-name="standard">
      <style:graphic-properties draw:fill="solid" draw:fill-color="#32419b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16" style:family="graphic" style:parent-style-name="standard">
      <style:graphic-properties draw:fill-color="#7da647" draw:textarea-horizontal-align="center" draw:textarea-vertical-align="middle"/>
    </style:style>
    <style:style style:name="gr17" style:family="graphic" style:parent-style-name="standard">
      <style:graphic-properties draw:fill-color="#cc6633" draw:textarea-horizontal-align="center" draw:textarea-vertical-align="middle"/>
    </style:style>
    <style:style style:name="gr18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-color="#cc6633" draw:textarea-horizontal-align="justify" draw:textarea-vertical-align="middle" draw:auto-grow-height="false"/>
    </style:style>
    <style:style style:name="gr21" style:family="graphic" style:parent-style-name="standard">
      <style:graphic-properties draw:fill-color="#32419b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-color="#7da647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-color="#32419b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Calibri" fo:font-size="20pt" style:font-size-asian="20pt" style:font-size-complex="20pt"/>
    </style:style>
    <style:style style:name="P3" style:family="paragraph">
      <style:text-properties fo:color="#000000" fo:font-family="Calibri" fo:font-size="20pt" style:font-size-asian="20pt" style:font-size-complex="20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T1" style:family="text">
      <style:text-properties fo:color="#ffffff" fo:font-family="Calibri" fo:font-size="20pt" style:font-size-asian="20pt" style:font-size-complex="20pt"/>
    </style:style>
    <style:style style:name="T2" style:family="text">
      <style:text-properties fo:color="#000000" fo:font-family="Calibri" fo:font-size="20pt" style:font-size-asian="20pt" style:font-size-complex="20pt"/>
    </style:style>
    <style:style style:name="T3" style:family="text">
      <style:text-properties fo:font-family="Calibri" fo:font-size="20pt" style:font-size-asian="20pt" style:font-size-complex="20pt"/>
    </style:style>
    <style:style style:name="T4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20.963cm" svg:height="4.036cm" svg:x="2.174cm" svg:y="2.808cm" svg:viewBox="0 0 20964 4037" draw:points="0,2455 0,4037 20964,4037 20960,0 15523,4 15523,2464">
          <text:p/>
        </draw:polygon>
        <draw:polygon draw:style-name="gr2" draw:text-style-name="P1" draw:layer="layout" svg:width="7.879cm" svg:height="2.507cm" svg:x="9.827cm" svg:y="2.802cm" svg:viewBox="0 0 7880 2508" draw:points="0,1178 0,2491 7868,2508 7880,9 3645,0 3645,1219">
          <text:p/>
        </draw:polygon>
        <draw:polygon draw:style-name="gr3" draw:text-style-name="P1" draw:layer="layout" svg:width="6.432cm" svg:height="2.514cm" svg:x="7.039cm" svg:y="2.781cm" svg:viewBox="0 0 6433 2515" draw:points="6433,20 6433,1240 2792,1240 2794,2515 8,2515 0,0">
          <text:p/>
        </draw:polygon>
        <draw:frame draw:style-name="gr4" draw:text-style-name="P2" draw:layer="layout" svg:width="3.347cm" svg:height="1.072cm" svg:x="11.226cm" svg:y="5.541cm">
          <draw:text-box>
            <text:p><text:span text:style-name="T1">Hyracks</text:span></text:p>
          </draw:text-box>
        </draw:frame>
        <draw:frame draw:style-name="gr4" draw:text-style-name="P3" draw:layer="layout" svg:width="4.553cm" svg:height="1.072cm" svg:x="11.756cm" svg:y="4.08cm">
          <draw:text-box>
            <text:p><text:span text:style-name="T2">Hadoop MR</text:span></text:p>
          </draw:text-box>
        </draw:frame>
        <draw:frame draw:style-name="gr4" draw:text-style-name="P3" draw:layer="layout" svg:width="4.037cm" svg:height="1.072cm" svg:x="7.3cm" svg:y="2.876cm">
          <draw:text-box>
            <text:p><text:span text:style-name="T2">Hive,Pig...</text:span></text:p>
          </draw:text-box>
        </draw:frame>
        <draw:custom-shape draw:style-name="gr5" draw:text-style-name="P1" draw:layer="layout" svg:width="6.126cm" svg:height="0.79cm" svg:x="6.887cm" svg:y="0.957cm">
          <text:p text:style-name="P1"><text:span text:style-name="T3">Hive/Pig...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53cm" svg:height="0.79cm" svg:x="13.361cm" svg:y="0.957cm">
          <text:p text:style-name="P1"><text:span text:style-name="T3">Hadoop 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74cm" svg:height="2.507cm" svg:x="2.172cm" svg:y="2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145cm" svg:height="1.072cm" svg:x="3.429cm" svg:y="4.02cm">
          <draw:text-box>
            <text:p><text:span text:style-name="T2">AQL </text:span></text:p>
          </draw:text-box>
        </draw:frame>
        <draw:custom-shape draw:style-name="gr8" draw:text-style-name="P1" draw:layer="layout" svg:width="1.24cm" svg:height="0.76cm" svg:x="20.035cm" svg:y="1.905cm">
          <text:p/>
          <draw:enhanced-geometry svg:viewBox="0 0 21600 21600" draw:text-areas="?f0 0 ?f2 ?f5" draw:mirror-horizontal="false" draw:mirror-vertical="false" draw:type="down-arrow" draw:modifiers="13315.7096424702 4595.004029008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4.453cm" svg:height="0.79cm" svg:x="18.328cm" svg:y="0.957cm">
          <text:p text:style-name="P1"><text:span text:style-name="T1">Hyracks 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085cm" svg:height="0.79cm" svg:x="2.556cm" svg:y="0.957cm">
          <text:p text:style-name="P1"><text:span text:style-name="T3">AQL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4cm" svg:height="0.76cm" svg:x="14.894cm" svg:y="1.905cm">
          <text:p/>
          <draw:enhanced-geometry svg:viewBox="0 0 21600 21600" draw:text-areas="?f0 0 ?f2 ?f5" draw:mirror-horizontal="false" draw:mirror-vertical="false" draw:type="down-arrow" draw:modifiers="13315.7096424702 4595.004029008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24cm" svg:height="0.76cm" svg:x="9.225cm" svg:y="1.905cm">
          <text:p/>
          <draw:enhanced-geometry svg:viewBox="0 0 21600 21600" draw:text-areas="?f0 0 ?f2 ?f5" draw:mirror-horizontal="false" draw:mirror-vertical="false" draw:type="down-arrow" draw:modifiers="13315.7096424702 4595.004029008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24cm" svg:height="0.76cm" svg:x="3.982cm" svg:y="1.905cm">
          <text:p/>
          <draw:enhanced-geometry svg:viewBox="0 0 21600 21600" draw:text-areas="?f0 0 ?f2 ?f5" draw:mirror-horizontal="false" draw:mirror-vertical="false" draw:type="down-arrow" draw:modifiers="13315.7096424702 4595.004029008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4" draw:text-style-name="P6" draw:layer="layout" svg:width="2.377cm" svg:height="1.073cm" svg:x="5.461cm" svg:y="8.175cm">
          <draw:text-box>
            <text:p text:style-name="P5"><text:span text:style-name="T4">Func</text:span></text:p>
          </draw:text-box>
        </draw:frame>
        <draw:polygon draw:style-name="gr15" draw:text-style-name="P1" draw:layer="layout" svg:width="15.564cm" svg:height="5.291cm" svg:x="2.174cm" svg:y="3.598cm" svg:viewBox="0 0 15565 5292" draw:points="0,2752 0,5292 15565,5292 15565,0 7455,0 7455,2697">
          <text:p/>
        </draw:polygon>
        <draw:polygon draw:style-name="gr16" draw:text-style-name="P1" draw:layer="layout" svg:width="7.879cm" svg:height="3.125cm" svg:x="4.962cm" svg:y="3.598cm" svg:viewBox="0 0 7880 3126" draw:points="0,1382 0,3126 7880,3126 7880,0 2975,0 2981,1382">
          <text:p/>
        </draw:polygon>
        <draw:polygon draw:style-name="gr17" draw:text-style-name="P1" draw:layer="layout" svg:width="6.432cm" svg:height="3.128cm" svg:x="2.174cm" svg:y="3.603cm" svg:viewBox="0 0 6433 3129" draw:points="6433,0 6433,1384 2791,1384 2794,3126 0,3129 0,0">
          <text:p/>
        </draw:polygon>
        <draw:frame draw:style-name="gr4" draw:text-style-name="P2" draw:layer="layout" svg:width="3.347cm" svg:height="1.072cm" svg:x="8.049cm" svg:y="7.231cm">
          <draw:text-box>
            <text:p><text:span text:style-name="T1">Hyracks</text:span></text:p>
          </draw:text-box>
        </draw:frame>
        <draw:frame draw:style-name="gr4" draw:text-style-name="P3" draw:layer="layout" svg:width="4.553cm" svg:height="1.072cm" svg:x="6.891cm" svg:y="5.343cm">
          <draw:text-box>
            <text:p><text:span text:style-name="T2">Hadoop MR</text:span></text:p>
          </draw:text-box>
        </draw:frame>
        <draw:frame draw:style-name="gr4" draw:text-style-name="P3" draw:layer="layout" svg:width="4.261cm" svg:height="1.072cm" svg:x="2.435cm" svg:y="3.794cm">
          <draw:text-box>
            <text:p><text:span text:style-name="T2">Pig,Hive,...</text:span></text:p>
          </draw:text-box>
        </draw:frame>
        <draw:custom-shape draw:style-name="gr18" draw:text-style-name="P1" draw:layer="layout" svg:width="1.393cm" svg:height="1.167cm" svg:x="2.86cm" svg:y="1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393cm" svg:height="1.167cm" svg:x="9.674cm" svg:y="2.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6.126cm" svg:height="0.79cm" svg:x="2.022cm" svg:y="0.957cm">
          <text:p text:style-name="P1"><text:span text:style-name="T3">Pig/Hive...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393cm" svg:height="1.167cm" svg:x="14.686cm" svg:y="2.0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4.453cm" svg:height="0.79cm" svg:x="8.496cm" svg:y="0.957cm">
          <text:p text:style-name="P1"><text:span text:style-name="T3">Hadoop 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4.453cm" svg:height="0.79cm" svg:x="13.291cm" svg:y="0.957cm">
          <text:p text:style-name="P1"><text:span text:style-name="T1">Hyracks 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322cm" svg:x="1.777cm" svg:y="13.0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11-24">11/24/10</text:date></text:span></text:p>
        </draw:text-box>
      </draw:frame>
      <draw:frame draw:name="Footer Placeholder 4" presentation:style-name="Mpr3" draw:text-style-name="MP8" draw:layer="backgroundobjects" svg:width="8.042cm" svg:height="1.013cm" svg:x="8.678cm" svg:y="17.657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5" presentation:style-name="Mpr3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umber&gt;</text:page-number></text:span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6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7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ML4">
              <text:p text:style-name="MP5"><text:span text:style-name="MT6">Ninth Outline LevelClick to edit Master text styles</text:span></text:p>
              <text:list text:style-name="ML5">
                <text:list-item>
                  <text:p text:style-name="MP10"><text:span text:style-name="MT7">Second level</text:span></text:p>
                </text:list-item>
                <text:list-item text:style-override="ML6">
                  <text:p text:style-name="MP11"><text:span text:style-name="MT8">Third level</text:span></text:p>
                  <text:list text:style-name="ML7">
                    <text:list-item>
                      <text:p text:style-name="MP11"><text:span text:style-name="MT9">Fourth level</text:span></text:p>
                      <text:list text:style-name="ML8">
                        <text:list-item>
                          <text:p text:style-name="MP11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11-24">11/24/10</text:date></text:span></text:p>
        </draw:text-box>
      </draw:frame>
      <draw:frame draw:name="Footer Placeholder 4" presentation:style-name="Mpr8" draw:text-style-name="MP8" draw:layer="backgroundobjects" svg:width="8.042cm" svg:height="1.013cm" svg:x="8.678cm" svg:y="17.657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5" presentation:style-name="Mpr8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umber&gt;</text:page-number></text:span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2" presentation:style-name="Mpr1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11-24">11/24/10</text:date></text:span></text:p>
        </draw:text-box>
      </draw:frame>
      <draw:frame draw:name="Footer Placeholder 3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4" presentation:style-name="Mpr1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umber&gt;</text:page-number></text:span><text:span text:style-name="MT4"><text:page-number>&lt;number&gt;</text:page-number></text:span></text:p>
        </draw:text-box>
      </draw:frame>
      <draw:frame presentation:style-name="Default_20_2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date>2010-11-24T19:04:09</dc:date>
    <meta:editing-duration>PT03H05M04S</meta:editing-duration>
    <meta:editing-cycles>66</meta:editing-cycles>
    <meta:document-statistic meta:object-count="76"/>
  </office:meta>
</office:document-meta>
</file>